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36pt" fo:font-weight="bold" style:font-size-asian="36pt" style:font-weight-asian="bold" style:font-size-complex="36pt" style:font-weight-complex="bold"/>
    </style:style>
    <style:style style:name="P2" style:family="paragraph" style:parent-style-name="Standard">
      <style:paragraph-properties fo:margin-top="0.1201in" fo:margin-bottom="0.1201in" style:contextual-spacing="false"/>
      <style:text-properties fo:font-weight="bold" style:font-weight-asian="bold" style:font-weight-complex="bold"/>
    </style:style>
    <style:style style:name="P3" style:family="paragraph" style:parent-style-name="Standard">
      <style:paragraph-properties fo:margin-left="0.9846in" fo:margin-right="0in" fo:margin-top="0.0598in" fo:margin-bottom="0.0598in" style:contextual-spacing="false" fo:text-indent="0in" style:auto-text-indent="false"/>
    </style:style>
    <style:style style:name="P4" style:family="paragraph" style:parent-style-name="Standard">
      <style:paragraph-properties fo:margin-left="0.9846in" fo:margin-right="0in" fo:margin-top="0.0598in" fo:margin-bottom="0.0598in" style:contextual-spacing="false" fo:text-indent="0in" style:auto-text-indent="false"/>
      <style:text-properties style:use-window-font-color="true"/>
    </style:style>
    <style:style style:name="P5" style:family="paragraph" style:parent-style-name="Standard">
      <style:paragraph-properties fo:margin-left="0.9846in" fo:margin-right="0in" fo:margin-top="0.0598in" fo:margin-bottom="0.0598in" style:contextual-spacing="false" fo:text-indent="0in" style:auto-text-indent="false"/>
      <style:text-properties style:use-window-font-color="true" fo:font-size="12pt" style:font-size-asian="12pt" style:font-size-complex="12pt"/>
    </style:style>
    <style:style style:name="P6" style:family="paragraph" style:parent-style-name="Standard">
      <style:paragraph-properties fo:margin-left="0.9846in" fo:margin-right="0in" fo:margin-top="0.0598in" fo:margin-bottom="0.0598in" style:contextual-spacing="false" fo:text-indent="0in" style:auto-text-indent="false"/>
      <style:text-properties style:use-window-font-color="true" fo:font-style="normal" style:font-style-asian="normal" style:font-style-complex="normal"/>
    </style:style>
    <style:style style:name="P7" style:family="paragraph" style:parent-style-name="Standard">
      <style:paragraph-properties fo:margin-left="0.9846in" fo:margin-right="0in" fo:margin-top="0.0598in" fo:margin-bottom="0.0598in" style:contextual-spacing="false" fo:text-indent="0in" style:auto-text-indent="false"/>
      <style:text-properties fo:font-style="normal" style:font-style-asian="normal" style:font-style-complex="normal"/>
    </style:style>
    <style:style style:name="P8" style:family="paragraph" style:parent-style-name="Standard">
      <style:paragraph-properties fo:margin-top="0.0598in" fo:margin-bottom="0.0598in" style:contextual-spacing="false"/>
    </style:style>
    <style:style style:name="P9" style:family="paragraph" style:parent-style-name="Standard">
      <style:paragraph-properties fo:margin-top="0.0598in" fo:margin-bottom="0.0598in" style:contextual-spacing="false"/>
      <style:text-properties style:use-window-font-color="true"/>
    </style:style>
    <style:style style:name="P10" style:family="paragraph" style:parent-style-name="Standard">
      <style:paragraph-properties fo:margin-top="0.0598in" fo:margin-bottom="0.0598in" style:contextual-spacing="false"/>
      <style:text-properties fo:font-style="normal" style:font-style-asian="normal" style:font-style-complex="normal"/>
    </style:style>
    <style:style style:name="P11" style:family="paragraph" style:parent-style-name="Standard">
      <style:paragraph-properties fo:margin-left="0.4925in" fo:margin-right="0in" fo:margin-top="0.0598in" fo:margin-bottom="0.0598in" style:contextual-spacing="false" fo:text-indent="0in" style:auto-text-indent="false"/>
    </style:style>
    <style:style style:name="P12" style:family="paragraph" style:parent-style-name="Standard">
      <style:paragraph-properties fo:margin-left="0.4925in" fo:margin-right="0in" fo:margin-top="0.0598in" fo:margin-bottom="0.0598in" style:contextual-spacing="false" fo:text-indent="0in" style:auto-text-indent="false"/>
      <style:text-properties style:use-window-font-color="true"/>
    </style:style>
    <style:style style:name="P13" style:family="paragraph" style:parent-style-name="Standard">
      <style:paragraph-properties fo:margin-left="0.4925in" fo:margin-right="0in" fo:text-indent="0in" style:auto-text-indent="false">
        <style:tab-stops/>
      </style:paragraph-properties>
      <style:text-properties fo:font-variant="normal" fo:text-transform="none" style:use-window-font-color="true" fo:font-size="12pt" fo:letter-spacing="normal" fo:font-style="normal" fo:font-weight="normal" style:font-size-asian="12pt" style:font-size-complex="12pt"/>
    </style:style>
    <style:style style:name="P14" style:family="paragraph" style:parent-style-name="Standard">
      <style:paragraph-properties fo:margin-left="0.7953in" fo:margin-right="0in" fo:margin-top="0.0598in" fo:margin-bottom="0.0598in" style:contextual-spacing="false" fo:text-indent="0in" style:auto-text-indent="false"/>
      <style:text-properties style:use-window-font-color="true"/>
    </style:style>
    <style:style style:name="P15" style:family="paragraph" style:parent-style-name="Standard">
      <style:paragraph-properties fo:margin-left="0.7673in" fo:margin-right="0in" fo:margin-top="0.0598in" fo:margin-bottom="0.0598in" style:contextual-spacing="false" fo:text-indent="0in" style:auto-text-indent="false"/>
    </style:style>
    <style:style style:name="P16" style:family="paragraph" style:parent-style-name="Standard">
      <style:paragraph-properties fo:margin-left="0.7673in" fo:margin-right="0in" fo:margin-top="0.0598in" fo:margin-bottom="0.0598in" style:contextual-spacing="false" fo:text-indent="0in" style:auto-text-indent="false"/>
      <style:text-properties fo:font-style="normal" style:font-style-asian="normal" style:font-style-complex="normal"/>
    </style:style>
    <style:style style:name="P17" style:family="paragraph" style:parent-style-name="Standard">
      <style:paragraph-properties fo:margin-left="0.7673in" fo:margin-right="0in" fo:margin-top="0.0598in" fo:margin-bottom="0.0598in" style:contextual-spacing="false" fo:text-indent="0in" style:auto-text-indent="false"/>
      <style:text-properties style:use-window-font-color="true"/>
    </style:style>
    <style:style style:name="P18" style:family="paragraph" style:parent-style-name="Standard">
      <style:paragraph-properties fo:margin-left="0.7764in" fo:margin-right="0.9598in" fo:margin-top="0.0598in" fo:margin-bottom="0.0598in" style:contextual-spacing="false" fo:text-indent="0in" style:auto-text-indent="false"/>
    </style:style>
    <style:style style:name="P19" style:family="paragraph" style:parent-style-name="Standard">
      <style:paragraph-properties fo:margin-left="0.7764in" fo:margin-right="0in" fo:margin-top="0.0598in" fo:margin-bottom="0.0598in" style:contextual-spacing="false" fo:text-indent="0in" style:auto-text-indent="false"/>
    </style:style>
    <style:style style:name="P20" style:family="paragraph" style:parent-style-name="Standard">
      <style:paragraph-properties fo:margin-left="0.7764in" fo:margin-right="0in" fo:margin-top="0.0598in" fo:margin-bottom="0.0598in" style:contextual-spacing="false" fo:text-indent="0in" style:auto-text-indent="false"/>
      <style:text-properties fo:font-style="normal" style:font-style-asian="normal" style:font-style-complex="normal"/>
    </style:style>
    <style:style style:name="P21" style:family="paragraph" style:parent-style-name="Standard">
      <style:paragraph-properties fo:margin-left="0.7764in" fo:margin-right="0in" fo:margin-top="0.0598in" fo:margin-bottom="0.0598in" style:contextual-spacing="false" fo:text-indent="0in" style:auto-text-indent="false"/>
      <style:text-properties style:use-window-font-color="true"/>
    </style:style>
    <style:style style:name="P22" style:family="paragraph" style:parent-style-name="Standard">
      <style:paragraph-properties fo:margin-left="0.7575in" fo:margin-right="0in" fo:margin-top="0.0598in" fo:margin-bottom="0.0598in" style:contextual-spacing="false" fo:text-indent="0in" style:auto-text-indent="false"/>
    </style:style>
    <style:style style:name="P23" style:family="paragraph" style:parent-style-name="Standard">
      <style:paragraph-properties fo:margin-left="0.7575in" fo:margin-right="0in" fo:margin-top="0.0598in" fo:margin-bottom="0.0598in" style:contextual-spacing="false" fo:text-indent="0in" style:auto-text-indent="false"/>
      <style:text-properties fo:font-style="normal" style:font-style-asian="normal" style:font-style-complex="normal"/>
    </style:style>
    <style:style style:name="P24" style:family="paragraph" style:parent-style-name="Standard">
      <style:paragraph-properties fo:margin-left="0.9945in" fo:margin-right="0in" fo:margin-top="0.0598in" fo:margin-bottom="0.0598in" style:contextual-spacing="false" fo:text-indent="0in" style:auto-text-indent="false"/>
      <style:text-properties fo:font-style="normal" style:font-style-asian="normal" style:font-style-complex="normal"/>
    </style:style>
    <style:style style:name="P25" style:family="paragraph" style:parent-style-name="Standard">
      <style:paragraph-properties fo:margin-left="1.0035in" fo:margin-right="0in" fo:margin-top="0.0598in" fo:margin-bottom="0.0598in" style:contextual-spacing="false" fo:text-indent="0in" style:auto-text-indent="false"/>
      <style:text-properties fo:font-style="normal" style:font-style-asian="normal" style:font-style-complex="normal"/>
    </style:style>
    <style:style style:name="P26" style:family="paragraph" style:parent-style-name="Standard">
      <style:paragraph-properties fo:margin-left="0.7862in" fo:margin-right="0in" fo:margin-top="0.0598in" fo:margin-bottom="0.0598in" style:contextual-spacing="false" fo:text-indent="0in" style:auto-text-indent="false"/>
      <style:text-properties fo:font-style="normal" style:font-style-asian="normal" style:font-style-complex="normal"/>
    </style:style>
    <style:style style:name="P27" style:family="paragraph" style:parent-style-name="Standard">
      <style:paragraph-properties fo:margin-left="1.0319in" fo:margin-right="0in" fo:margin-top="0.0598in" fo:margin-bottom="0.0598in" style:contextual-spacing="false" fo:text-indent="0in" style:auto-text-indent="false"/>
    </style:style>
    <style:style style:name="P28" style:family="paragraph" style:parent-style-name="Standard">
      <style:paragraph-properties fo:margin-left="1.0319in" fo:margin-right="0in" fo:margin-top="0.0598in" fo:margin-bottom="0.0598in" style:contextual-spacing="false" fo:text-indent="0in" style:auto-text-indent="false"/>
      <style:text-properties style:font-name="Courier 10 Pitch" fo:font-size="9pt" style:font-size-asian="9pt" style:font-size-complex="9pt"/>
    </style:style>
    <style:style style:name="P29" style:family="paragraph" style:parent-style-name="Standard">
      <style:paragraph-properties fo:margin-left="1.0319in" fo:margin-right="0in" fo:margin-top="0.0598in" fo:margin-bottom="0.0598in" style:contextual-spacing="false" fo:text-indent="0in" style:auto-text-indent="false"/>
      <style:text-properties style:font-name="Courier 10 Pitch" fo:font-size="9pt" fo:font-style="normal" style:font-size-asian="9pt" style:font-style-asian="normal" style:font-size-complex="9pt" style:font-style-complex="normal"/>
    </style:style>
    <style:style style:name="P30" style:family="paragraph" style:parent-style-name="Standard">
      <style:paragraph-properties fo:margin-left="1.0319in" fo:margin-right="0in" fo:margin-top="0.0598in" fo:margin-bottom="0.0598in" style:contextual-spacing="false" fo:text-indent="0in" style:auto-text-indent="false"/>
      <style:text-properties fo:font-style="normal" style:font-style-asian="normal" style:font-style-complex="normal"/>
    </style:style>
    <style:style style:name="P31" style:family="paragraph" style:parent-style-name="Standard">
      <style:paragraph-properties fo:margin-left="1.0516in" fo:margin-right="0in" fo:margin-top="0.0598in" fo:margin-bottom="0.0598in" style:contextual-spacing="false" fo:text-indent="0in" style:auto-text-indent="false"/>
      <style:text-properties fo:font-style="normal" style:font-style-asian="normal" style:font-style-complex="normal"/>
    </style:style>
    <style:style style:name="P32" style:family="paragraph" style:parent-style-name="Standard">
      <style:paragraph-properties fo:margin-left="1.0134in" fo:margin-right="0in" fo:margin-top="0.0598in" fo:margin-bottom="0.0598in" style:contextual-spacing="false" fo:text-indent="0in" style:auto-text-indent="false"/>
      <style:text-properties fo:font-style="normal" style:font-style-asian="normal" style:font-style-complex="normal"/>
    </style:style>
    <style:style style:name="P33" style:family="paragraph" style:parent-style-name="Standard">
      <style:paragraph-properties fo:margin-left="0in" fo:margin-right="0in" fo:text-indent="0in" style:auto-text-indent="false">
        <style:tab-stops/>
      </style:paragraph-properties>
      <style:text-properties fo:font-variant="normal" fo:text-transform="none" style:use-window-font-color="true" fo:font-size="12pt" fo:letter-spacing="normal" fo:font-style="normal" fo:font-weight="normal" style:font-size-asian="12pt" style:font-size-complex="12pt"/>
    </style:style>
    <style:style style:name="P34" style:family="paragraph" style:parent-style-name="Standard">
      <style:paragraph-properties fo:margin-left="0in" fo:margin-right="0in" fo:margin-top="0.1201in" fo:margin-bottom="0.1201in" style:contextual-spacing="false" fo:text-indent="0in" style:auto-text-indent="false">
        <style:tab-stops/>
      </style:paragraph-properties>
      <style:text-properties fo:font-variant="normal" fo:text-transform="none" style:use-window-font-color="true" fo:font-size="12pt" fo:letter-spacing="normal" fo:font-style="normal" fo:font-weight="bold" style:font-size-asian="12pt" style:font-weight-asian="bold" style:font-size-complex="12pt" style:font-weight-complex="bold"/>
    </style:style>
    <style:style style:name="P35" style:family="paragraph" style:parent-style-name="Standard" style:list-style-name="L1"/>
    <style:style style:name="P36" style:family="paragraph" style:parent-style-name="Standard" style:list-style-name="L1">
      <style:text-properties style:use-window-font-color="true"/>
    </style:style>
    <style:style style:name="P37" style:family="paragraph" style:parent-style-name="Standard" style:list-style-name="L1">
      <style:text-properties fo:font-style="normal" style:font-style-asian="normal" style:font-style-complex="normal"/>
    </style:style>
    <style:style style:name="P38" style:family="paragraph" style:parent-style-name="Standard" style:list-style-name="L2">
      <style:paragraph-properties fo:margin-left="1.3071in" fo:margin-right="0in" fo:text-indent="-0.2744in" style:auto-text-indent="false">
        <style:tab-stops/>
      </style:paragraph-properties>
      <style:text-properties style:use-window-font-color="true" fo:font-size="12pt" style:font-size-asian="12pt" style:font-size-complex="12pt"/>
    </style:style>
    <style:style style:name="P39" style:family="paragraph" style:parent-style-name="Standard" style:list-style-name="L2">
      <style:paragraph-properties fo:margin-left="1.2972in" fo:margin-right="0in" fo:text-indent="-0.2937in" style:auto-text-indent="false">
        <style:tab-stops/>
      </style:paragraph-properties>
      <style:text-properties fo:font-variant="normal" fo:text-transform="none" style:use-window-font-color="true" fo:font-size="12pt" fo:letter-spacing="normal" fo:font-style="normal" fo:font-weight="normal" style:font-size-asian="12pt" style:font-size-complex="12pt"/>
    </style:style>
    <style:style style:name="P40" style:family="paragraph" style:parent-style-name="Standard" style:list-style-name="L1">
      <style:paragraph-properties fo:margin-top="0.0598in" fo:margin-bottom="0.0598in" style:contextual-spacing="false"/>
    </style:style>
    <style:style style:name="P41" style:family="paragraph" style:parent-style-name="Standard" style:list-style-name="L1">
      <style:paragraph-properties fo:margin-top="0.0598in" fo:margin-bottom="0.0598in" style:contextual-spacing="false"/>
      <style:text-properties fo:font-style="normal" style:font-style-asian="normal" style:font-style-complex="normal"/>
    </style:style>
    <style:style style:name="P42" style:family="paragraph" style:parent-style-name="Standard" style:list-style-name="L1">
      <style:paragraph-properties fo:margin-left="0.75in" fo:margin-right="0in" fo:margin-top="0.0598in" fo:margin-bottom="0.0598in" style:contextual-spacing="false" fo:text-indent="-0.25in" style:auto-text-indent="false">
        <style:tab-stops/>
      </style:paragraph-properties>
    </style:style>
    <style:style style:name="P43" style:family="paragraph" style:parent-style-name="Standard" style:list-style-name="L3">
      <style:paragraph-properties fo:margin-left="1.1272in" fo:margin-right="0.9598in" fo:margin-top="0in" fo:margin-bottom="0in" style:contextual-spacing="false" fo:text-indent="-0.3311in" style:auto-text-indent="false">
        <style:tab-stops/>
      </style:paragraph-properties>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font-weight="bold" style:font-weight-asian="bold" style:font-weight-complex="bold"/>
    </style:style>
    <style:style style:name="T8" style:family="text">
      <style:text-properties style:use-window-font-color="true"/>
    </style:style>
    <style:style style:name="T9" style:family="text">
      <style:text-properties style:use-window-font-color="true" fo:font-weight="bold" style:font-weight-asian="bold" style:font-weight-complex="bold"/>
    </style:style>
    <style:style style:name="T10" style:family="text">
      <style:text-properties fo:color="#772953"/>
    </style:style>
    <style:style style:name="T11" style:family="text">
      <style:text-properties fo:color="#772953" fo:font-weight="bold" style:font-weight-asian="bold" style:font-weight-complex="bold"/>
    </style:style>
    <style:style style:name="T12" style:family="text">
      <style:text-properties style:font-name="Courier 10 Pitch" fo:font-size="9pt" fo:font-style="normal" style:font-size-asian="9pt" style:font-style-asian="normal" style:font-size-complex="9pt" style:font-style-complex="normal"/>
    </style:style>
    <style:style style:name="T13" style:family="text">
      <style:text-properties style:font-name="Courier 10 Pitch" fo:font-size="9pt" style:font-size-asian="9pt" style:font-size-complex="9pt"/>
    </style:style>
    <style:style style:name="T14" style:family="text">
      <style:text-properties style:font-name="Courier 10 Pitch" fo:font-size="9pt" fo:font-style="italic" style:font-size-asian="9pt" style:font-style-asian="italic" style:font-size-complex="9pt" style:font-style-complex="italic"/>
    </style:style>
    <style:style style:name="T15" style:family="text">
      <style:text-properties officeooo:rsid="00056a69"/>
    </style:style>
    <style:style style:name="T16" style:family="text">
      <style:text-properties officeooo:rsid="0005ae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describes the processes of writing/revising doc content.</text:p>
      <text:p text:style-name="Standard"/>
      <text:p text:style-name="Standard">Note: source of this document is checked into the SciDB trunk, under &lt;trunk&gt;/doc/<text:span text:style-name="T7">docProcess.odt</text:span>, which is a file that is used with Libre Office Writer.</text:p>
      <text:p text:style-name="P1">SciDB Content</text:p>
      <text:p text:style-name="P2">Check out files from the SciDB repository so you can work on them.</text:p>
      <text:list xml:id="list6683233537561834293" text:style-name="L1">
        <text:list-item>
          <text:list>
            <text:list-item>
              <text:p text:style-name="P36">Make a directory for all your writing work. I called mine ~/writing/</text:p>
            </text:list-item>
            <text:list-item>
              <text:p text:style-name="P36">Make a directory on your hard drive to contain your editable copy of the trunk.</text:p>
            </text:list-item>
          </text:list>
        </text:list-item>
      </text:list>
      <text:p text:style-name="P14">For example, If I am fixing doc bugs in the section on the Insert operator, I'd call this directory something like this:</text:p>
      <text:p text:style-name="P14">~/writing/fixInsert</text:p>
      <text:p text:style-name="P14">You might keep several such directories active at once, if you are working on several non-overlapping doc tasks at once. For each such task, you will have a copy of trunk checked out to a directory devoted to that task. My current list of directories:</text:p>
      <text:p text:style-name="P4">~/writing/fixInsert<text:line-break/>~/writing/writeLoad<text:line-break/>~/writing/fixRedimension</text:p>
      <text:list xml:id="list1973886670" text:continue-numbering="true" text:style-name="L1">
        <text:list-item>
          <text:list>
            <text:list-item>
              <text:p text:style-name="P36">Go to the directory for writing work (the one you made in step 1), and checkout, build, and install.</text:p>
            </text:list-item>
          </text:list>
        </text:list-item>
      </text:list>
      <text:p text:style-name="P5"><text:span text:style-name="T5">Before you start, you should make a copy of your config.ini file, and then delete all of your old installations: </text:span><text:bookmark-start text:name="__DdeLink__0_5387293751"/><text:span text:style-name="T5">/opt/scidb/11.x</text:span><text:bookmark-end text:name="__DdeLink__0_5387293751"/><text:span text:style-name="T5">, /opt/scidb/12.x, and so forth.</text:span></text:p>
      <text:list xml:id="list3751012772469311665" text:style-name="L2">
        <text:list-item>
          <text:p text:style-name="P38"><text:span text:style-name="T5">svn co http://svn.scidb.org/svn/trunk </text:span><text:span text:style-name="T6">folder</text:span><text:span text:style-name="T5">/trunk → this checks out the source to your </text:span><text:span text:style-name="T6">folder</text:span><text:span text:style-name="T5">/trunk.</text:span></text:p>
        </text:list-item>
        <text:list-item>
          <text:p text:style-name="P39">cd trunk → go to the folder where the source resides.</text:p>
        </text:list-item>
        <text:list-item>
          <text:p text:style-name="P39">cmake . → updates the make files with the correct local folder info</text:p>
        </text:list-item>
        <text:list-item>
          <text:p text:style-name="P39">make -j4 → this is the part that takes a while, maybe 15 minutes or so.</text:p>
        </text:list-item>
        <text:list-item>
          <text:p text:style-name="P39">sudo make install → this creates the /opt/scidb/<text:span text:style-name="T4">version</text:span> folder area and updates it with the actual build info</text:p>
        </text:list-item>
      </text:list>
      <text:p text:style-name="P34">Check out the P4 source files</text:p>
      <text:p text:style-name="P33">To checkout the P4 trunk, use this command:</text:p>
      <text:p text:style-name="P13">svn checkout http://svn.scidb.net/p4/trunk . --username=&lt;username&gt;</text:p>
      <text:p text:style-name="P33">Replace &lt;username&gt; with your user name. This should be the same username that you use when accessing any of the P4 private files or web pages.</text:p>
      <text:p text:style-name="P2"><text:bookmark-start text:name="__DdeLink__634_352029098"/>Editing XML source files<text:bookmark-end text:name="__DdeLink__634_352029098"/></text:p>
      <text:list xml:id="list766984656" text:continue-list="list1973886670" text:style-name="L1">
        <text:list-item>
          <text:list>
            <text:list-item>
              <text:p text:style-name="P40">Open another Linux terminal window and start XML Mind from it. The command line to start XML Mind is:<text:line-break/>xxe</text:p>
            </text:list-item>
            <text:list-item>
              <text:p text:style-name="P42"><text:soft-page-break/>From the XML Mind window, choose File Open. Then navigate to the right directory (very important if you have several directories for several copies of trunk!) and open the file you want to edit.</text:p>
            </text:list-item>
          </text:list>
        </text:list-item>
      </text:list>
      <text:p text:style-name="P15"><text:span text:style-name="T11">IMPORTANT:</text:span> Be sure to open the &lt;blah&gt;_pre.xml file, not &lt;blah&gt;_post.xml.</text:p>
      <text:p text:style-name="P15">In rare cases, you will find neither a blah_pre.xml not blah_post.xml, but a plain blah.xml. That will mean one of two things:</text:p>
      <text:list xml:id="list5714856108967079969" text:style-name="L3">
        <text:list-item>
          <text:p text:style-name="P43">The file does not contain any example queries.</text:p>
        </text:list-item>
        <text:list-item>
          <text:p text:style-name="P43">The file contains sample queries, but those examples have not yet been integrated into the test harness.</text:p>
        </text:list-item>
      </text:list>
      <text:p text:style-name="P18">In case <text:span text:style-name="T7">a</text:span>, it is fine to edit the blah.xml file. But in case <text:span text:style-name="T7">b</text:span>, you should consider converting the file to the new style, so the examples can be integrated into the automated test harness. To do that, you need to make a copy of the file with a command like this:</text:p>
      <text:p text:style-name="P18">cd ~/writing/fixInsert/doc/user.xml<text:line-break/>cp insert.xml insert_pre.xml</text:p>
      <text:p text:style-name="P18">Then you can proceed to edit the insert_pre.xml file. (You will probably want to convert any examples to the new format, but the build process will still work even if you postpone this until later.</text:p>
      <text:p text:style-name="P18">In other cases, you will find all three files, such as:</text:p>
      <text:p text:style-name="P18">insert.xml<text:line-break/>insert_pre.xml<text:line-break/>insert_post.xml</text:p>
      <text:p text:style-name="P18">In that case, the &lt;blah&gt;.xml file is obsolete. Don't edit it: remove it from source control.</text:p>
      <text:p text:style-name="P18"><text:bookmark-start text:name="__DdeLink__481_550537870"/><text:span text:style-name="T11">IMPORTANT</text:span><text:span text:style-name="T10">:</text:span> Be sure you open the file from the correct directory. If you are working on several doc projects at once, you might have several versions of trunk checked out in the various subdirectories of ~/writing. Also important: the various doc tasks supported by these various subdirectories must be non-overlapping.<text:bookmark-end text:name="__DdeLink__481_550537870"/></text:p>
      <text:list xml:id="list332820615" text:continue-list="list766984656" text:style-name="L1">
        <text:list-item>
          <text:list>
            <text:list-item>
              <text:p text:style-name="P35"><text:bookmark text:name="__DdeLink__461_550537870"/>Edit away and save your work from XML Mind. Remember, if a blah_pre.xml file exists, that is the only file you should edit. You should never edit a &lt;blah&gt;_post.xml file. </text:p>
            </text:list-item>
          </text:list>
        </text:list-item>
      </text:list>
      <text:p text:style-name="P2">Converting XML source files (from _pre to _post)</text:p>
      <text:p text:style-name="P8">Before you can build the doc, you must translate any &lt;blah&gt;_pre.xml file that you created or edited into a &lt;blah&gt;_post.xml file. You do this with the udoc.py translator script.</text:p>
      <text:p text:style-name="P8">Note: For P4, you should copy the udoc.py script from &lt;SciDB-trunk&gt;/doc/user/xml to &lt;P4-trunk&gt;/doc/user/xml, as the script is not checked into the P4 svn area.</text:p>
      <text:p text:style-name="P8">Background: The complexity and idiosyncrasies of the _pre.xml files, _post.xml files, and the udoc translator have a purpose. The whole shebang lets us integrate the examples we put into the <text:soft-page-break/>documentation with the automated test harness run on the daily builds. It also guarantees (ahem) that our examples faithfully represent the behavior of the product.</text:p>
      <text:p text:style-name="P8">You write the doc in a _pre file. (You never edit a _post file.) When you want to include an example of a SciDB query, you use a special language to describe the example you want. Then you use the udoc.py translator to produce the _post.xml file, which will contain the example and if you requested it, the SciDB generated output.</text:p>
      <text:p text:style-name="P8">Udoc.py does more than merely format the example for the _post.xml file. It actually runs the query you describe in your running installation of SciDB and has SciDB generate the query output. Thus, if your example contains a syntax error, you'll find out about it during the build process.</text:p>
      <text:p text:style-name="P8">Furthermore, the output that will appear in the _post.xml file is guaranteed to be output actually generated by SciDB when the sample query is run. (This is why you must have SciDB installed and running when you run udoc.py.)</text:p>
      <text:p text:style-name="P8">The format for describing examples in the _pre.xml files is described elsewhere:</text:p>
      <text:p text:style-name="P11"><text:a xlink:type="simple" xlink:href="http://trac.scidb.org/wiki/PrivateArea/DocScript" office:target-frame-name="_blank" xlink:show="new">http://trac.scidb.org/wiki/PrivateArea/DocScript</text:a></text:p>
      <text:p text:style-name="P8">[<text:span text:style-name="T8">end of Background. We now return to the step-by-step instructions.]</text:span></text:p>
      <text:list xml:id="list267128586" text:continue-numbering="true" text:style-name="L1">
        <text:list-item>
          <text:list>
            <text:list-item>
              <text:p text:style-name="P36">Install the udoc.py translator script with these commands:<text:line-break/><text:line-break/><text:bookmark-start text:name="DDE_LINK"/><text:bookmark-start text:name="__DdeLink__224_1005424271"/><text:bookmark-start text:name="__DdeLink__269_1692707244"/>sudo apt-get install libxml2 libxml2-dev libxslt-dev<text:bookmark-end text:name="DDE_LINK"/><text:bookmark-end text:name="__DdeLink__224_1005424271"/><text:bookmark-end text:name="__DdeLink__269_1692707244"/><text:line-break/>sudo easy_install --allow-hosts=lxml.de,*.python.org lxml<text:line-break/><text:line-break/>You need to do this step only once. Once the translator facility is installed, you can use it forevermore.</text:p>
            </text:list-item>
            <text:list-item>
              <text:p text:style-name="P36"><text:s/>If your examples require source files (e.g., csv files with data that you must load into SciDB for the examples to work), put those source files in the examples directory. Put the source files here:<text:line-break/><text:line-break/>~/writing/fixInsert/tests/harness/testcases/data/doc/&lt;blah&gt;.csv</text:p>
            </text:list-item>
          </text:list>
        </text:list-item>
      </text:list>
      <text:p text:style-name="P9">More background: When it does its translation magic, udoc.py uses a symbolic link to determine where to look for the source files of your examples (like the .csv files I was just talking about). You also need to set some Linux environment variables.</text:p>
      <text:p text:style-name="P8"><text:span text:style-name="T8">So you need to set up the symbolic link (pronounced </text:span><text:span text:style-name="T9">symLink</text:span><text:span text:style-name="T8">) correctly. This is something you will do every time you checkout a new version of trunk in a new directory (fixInsert, dataModelChapter, whatever you call them.)</text:span></text:p>
      <text:list xml:id="list2058430358" text:continue-numbering="true" text:style-name="L1">
        <text:list-item>
          <text:list>
            <text:list-item>
              <text:p text:style-name="P35">Set the following Linux environment variable (you can use your .bashrc):<text:line-break/> <text:s text:c="2"/>DOC_DATA=&lt;<text:span text:style-name="T4">trunk</text:span>&gt;/tests/harness/testcases/data/doc<text:line-break/> <text:s text:c="2"/>P4_DOC_DATA=<text:span text:style-name="T4">&lt;trunk&gt;</text:span>/test/data/doc<text:line-break/>For example, these variables might be set as follows:<text:line-break/> <text:s text:c="2"/>DOC_DATA=/home/smarcus/writing/1306/tests/harness/testcases/data/doc<text:line-break/> <text:s text:c="2"/>P4_DOC_DATA=/home/smarcus/writing/p4_1303/test/data/doc<text:line-break/></text:p>
            </text:list-item>
            <text:list-item>
              <text:p text:style-name="P35">Navigate to the data folder for the SciDB cluster that you are running. Check the existing <text:soft-page-break/>value of the symLink with this command:</text:p>
            </text:list-item>
          </text:list>
        </text:list-item>
      </text:list>
      <text:p text:style-name="P21"><text:bookmark-start text:name="__DdeLink__447_550537870"/>ls -l /home/scidb/scidb_data/000<text:bookmark-end text:name="__DdeLink__447_550537870"/></text:p>
      <text:p text:style-name="P17">Note that the folder is determined by the base-path parameter for your SciDB cluster. Here, we assume the folder ~/scidb/scidb_data/ for the base path.</text:p>
      <text:list xml:id="list1456131982" text:continue-numbering="true" text:style-name="L1">
        <text:list-item>
          <text:list>
            <text:list-item>
              <text:p text:style-name="P35">Remove the value of the symLink (if it is not what you want it to be) with this command:</text:p>
            </text:list-item>
          </text:list>
        </text:list-item>
      </text:list>
      <text:p text:style-name="P3"><text:bookmark-start text:name="__DdeLink__452_550537870"/><text:bookmark-start text:name="__DdeLink__449_550537870"/><text:span text:style-name="T8">sudo rm /home/scidb/scidb_data/000/examples</text:span><text:bookmark-end text:name="__DdeLink__449_550537870"/><text:span text:style-name="T8"><text:line-break/>sudo rm /home/scidb/scidb_data/000/p4examples</text:span><text:bookmark-end text:name="__DdeLink__452_550537870"/></text:p>
      <text:p text:style-name="P12">There are two symlinks: one for SciDB and one for P4.</text:p>
      <text:list xml:id="list1493911185" text:continue-numbering="true" text:style-name="L1">
        <text:list-item>
          <text:list>
            <text:list-item>
              <text:p text:style-name="P37">Navigate to where your SciDB data is stored. For example, if your base-path is set <text:span text:style-name="T15">t</text:span><text:span text:style-name="T16">o</text:span> /home/scidb/scidb_data:<text:line-break/> <text:s text:c="2"/>cd /home/scidb/scidb_data/000</text:p>
            </text:list-item>
            <text:list-item>
              <text:p text:style-name="P37">Create a symLink with the proper value with this command:</text:p>
            </text:list-item>
          </text:list>
        </text:list-item>
      </text:list>
      <text:p text:style-name="P6">sudo ln -s /home/smarcus/writing/1306/tests/ .<text:line-break/>sudo ln -s /home/smarcus/writing/p4_1303/test/data <text:s text:c="2"/>p4test<text:line-break/><text:bookmark text:name="__DdeLink__455_550537870"/><text:bookmark text:name="__DdeLink__449_5505378701"/></text:p>
      <text:list xml:id="list1367470271" text:continue-numbering="true" text:style-name="L1">
        <text:list-item>
          <text:list>
            <text:list-item>
              <text:p text:style-name="P37">Be sure that you have a proper build of SciDB installed. For details, see step 3, where we describe the process of getting the latest SciDB version.</text:p>
            </text:list-item>
          </text:list>
        </text:list-item>
      </text:list>
      <text:p text:style-name="P19"><text:span text:style-name="T1">In this context, a </text:span><text:span text:style-name="T2">proper build </text:span><text:span text:style-name="T3">is one recent enough that it can actually run the queries and statements that you call for in the examples in the _pre.xml files.</text:span></text:p>
      <text:list xml:id="list1466538948" text:continue-numbering="true" text:style-name="L1">
        <text:list-item>
          <text:list>
            <text:list-item>
              <text:p text:style-name="P37">If it isn't already running, start SciDB:</text:p>
            </text:list-item>
          </text:list>
        </text:list-item>
      </text:list>
      <text:p text:style-name="P3"><text:bookmark-start text:name="__DdeLink__466_550537870"/><text:span text:style-name="T1">su scidb<text:line-break/>&lt;enter password&gt;<text:line-break/>scidb.py initall </text:span><text:span text:style-name="T4">dbname</text:span><text:span text:style-name="T1"><text:line-break/></text:span><text:bookmark-start text:name="__DdeLink__463_550537870"/><text:span text:style-name="T1">scidb.py startall </text:span><text:span text:style-name="T4">dbname</text:span><text:bookmark-end text:name="__DdeLink__463_550537870"/><text:span text:style-name="T4"><text:line-break/></text:span><text:span text:style-name="T1">exit</text:span><text:bookmark-end text:name="__DdeLink__466_550537870"/></text:p>
      <text:list xml:id="list1631273940" text:continue-numbering="true" text:style-name="L1">
        <text:list-item>
          <text:list>
            <text:list-item>
              <text:p text:style-name="P37">Now, translate the _pre.xml file into the _post.xml file:</text:p>
            </text:list-item>
          </text:list>
        </text:list-item>
      </text:list>
      <text:p text:style-name="P32">cd ~/writing/fixInsert/doc/user/xml<text:line-break/>python udoc.py &lt;blah&gt;_pre.xml</text:p>
      <text:p text:style-name="P22"><text:bookmark-start text:name="__DdeLink__463_5505378701"/><text:span text:style-name="T1">N</text:span><text:bookmark-end text:name="__DdeLink__463_5505378701"/><text:span text:style-name="T1">ote: You need to do this for each _pre.xml file that you added or edited.</text:span></text:p>
      <text:list xml:id="list1904594371" text:continue-numbering="true" text:style-name="L1">
        <text:list-item>
          <text:list>
            <text:list-item>
              <text:p text:style-name="P40"><text:span text:style-name="T1">If you get errors, try running it again immediately (this actually works sometimes). The script removes all existing arrays when it is done, but when it starts, there may be an extant array with the same name as one you are creating in the xml file. </text:span>See <text:a xlink:type="simple" xlink:href="http://trac.scidb.net/wiki/PrivateArea/DocScript#Logging" office:target-frame-name="_blank" xlink:show="new">http://trac.scidb.net/wiki/PrivateArea/DocScript#Logging</text:a> for more details"</text:p>
            </text:list-item>
            <text:list-item>
              <text:p text:style-name="P40"><text:span text:style-name="T1">If you </text:span><text:span text:style-name="T4">still </text:span><text:span text:style-name="T1">get errors, take a quick look at the log file with this command:</text:span></text:p>
            </text:list-item>
          </text:list>
        </text:list-item>
      </text:list>
      <text:p text:style-name="P16">grep Error udoc.log</text:p>
      <text:list xml:id="list2128636957" text:continue-numbering="true" text:style-name="L1">
        <text:list-item>
          <text:list>
            <text:list-item>
              <text:p text:style-name="P41">Fix the errors. This might involve editing the .csv files, putting the csv files in the examples directory because you forgot to do that, or revising the way you described the examples in the _pre.xml file.</text:p>
            </text:list-item>
            <text:list-item>
              <text:p text:style-name="P40"><text:soft-page-break/><text:span text:style-name="T1">After the errors are fixed and the udoc.py translation works fine </text:span><text:span text:style-name="T4">on all the files you have revised</text:span><text:span text:style-name="T1">, you are probably ready to build the doc. But there could be one more step before that.</text:span></text:p>
            </text:list-item>
            <text:list-item>
              <text:p text:style-name="P37">If the _pre.xml is a new file (say, because you are documenting a new feature rather than improving the existing doc of an existing feature), you'll need to find the correct umbrella xml file. You will edit that file to include the _post.xml file in the right place.</text:p>
            </text:list-item>
          </text:list>
        </text:list-item>
      </text:list>
      <text:p text:style-name="P20"><text:span text:style-name="T10">WARNING:</text:span> In some cases, there will be two versions of the umbrella xml file. One will have a name like blah.xml and the other will have a name like <text:span text:style-name="T7">blah.xml.in</text:span>. In cases where you find both of these files, you want to edit the <text:span text:style-name="T7">.in</text:span> file.</text:p>
      <text:p text:style-name="P20">These umbrella xml files are in the same folder as the various _pre.xml files that you have been editing.</text:p>
      <text:p text:style-name="P2">Building the Doc Files</text:p>
      <text:list xml:id="list1604939463" text:continue-numbering="true" text:style-name="L1">
        <text:list-item>
          <text:list>
            <text:list-item>
              <text:p text:style-name="P41">Go to the directory where you checked out the trunk.</text:p>
            </text:list-item>
          </text:list>
        </text:list-item>
      </text:list>
      <text:p text:style-name="P7">Cd ~/writing/fixInsert</text:p>
      <text:list xml:id="list1071620364" text:continue-numbering="true" text:style-name="L1">
        <text:list-item>
          <text:list>
            <text:list-item>
              <text:p text:style-name="P41">Run the cmake command (not always necessary):</text:p>
            </text:list-item>
          </text:list>
        </text:list-item>
      </text:list>
      <text:p text:style-name="P24">cmake .</text:p>
      <text:p text:style-name="P23">Note the dot ('.') on the command line!</text:p>
      <text:list xml:id="list481859274" text:continue-numbering="true" text:style-name="L1">
        <text:list-item>
          <text:list>
            <text:list-item>
              <text:p text:style-name="P41">After a lot of informational and warning messages, run this command:</text:p>
            </text:list-item>
          </text:list>
        </text:list-item>
      </text:list>
      <text:p text:style-name="P25">make user_doc</text:p>
      <text:list xml:id="list1213333411" text:continue-numbering="true" text:style-name="L1">
        <text:list-item>
          <text:list>
            <text:list-item>
              <text:p text:style-name="P37">You should </text:p>
            </text:list-item>
            <text:list-item>
              <text:p text:style-name="P37">Inspect the results:<text:line-break/><text:line-break/> <text:s text:c="2"/>cd ~/writing/fixInsert/doc/user/pdf<text:line-break/> <text:s text:c="2"/>ls<text:line-break/> <text:s text:c="2"/>evince &lt;blah&gt;.pdf<text:line-break/><text:line-break/>Note: evince is a PDF viewer. Scroll around, examine how your revisions look. Revise as needed (by going back to XML Mind and messing with the the _pre files, or by revising the source files you put in the examples directory, etc.</text:p>
            </text:list-item>
            <text:list-item>
              <text:p text:style-name="P41">You should also build the Doc files on CentOS, in case you are using Ubuntu or some other OS. There are machines available—see the Wiki for details.</text:p>
            </text:list-item>
          </text:list>
        </text:list-item>
      </text:list>
      <text:p text:style-name="P2">Sending the revisions for review</text:p>
      <text:p text:style-name="P10">In the ticket, ask users to generate the latest doc, by running <text:span text:style-name="T7">make user_doc </text:span>from the trunk. Then, point out the changes that you have made, so that the reviewers can see the updated information that has been provided.</text:p>
      <text:p text:style-name="P10">Note that for doc changes, we do not currently need to get reviews – we must only ensure that the doc builds correctly on both Ubuntu and CentOS.</text:p>
      <text:p text:style-name="P2"><text:soft-page-break/>Committing the new-and-improved files:</text:p>
      <text:p text:style-name="P10">When reviewers uniformly and unequivocally praise your deathless prose, you can update the repository.</text:p>
      <text:list xml:id="list499711712" text:continue-numbering="true" text:style-name="L1">
        <text:list-item>
          <text:list>
            <text:list-item>
              <text:p text:style-name="P41">You might need to take some steps to update the test harness. You need to do this if you changed an example or created a new example, or created or revised the csv file with data that supports the example. For each file &lt;blah&gt;_pre.xml containing a new or changed example, do this:</text:p>
            </text:list-item>
          </text:list>
        </text:list-item>
      </text:list>
      <text:p text:style-name="P28"><text:bookmark-start text:name="__DdeLink__520_550537870"/><text:span text:style-name="T1">cd /writing/fixInsert/tests/harness<text:line-break/>scidbtestharness --root-dir=testcases --test</text:span><text:bookmark-end text:name="__DdeLink__520_550537870"/><text:span text:style-name="T1">-id=docscript.&lt;blah&gt; --record</text:span></text:p>
      <text:p text:style-name="P30">This command populates the test harness with two things: 1) the queries in your section or chapter, and 2) the expected results of the queries.</text:p>
      <text:p text:style-name="P30"><text:bookmark-start text:name="__DdeLink__494_550537870"/><text:bookmark-start text:name="__DdeLink__491_550537870"/>Then run the second command again, without the –record parameter:<text:bookmark-end text:name="__DdeLink__491_550537870"/></text:p>
      <text:p text:style-name="P29"><text:bookmark-start text:name="__DdeLink__504_550537870"/><text:bookmark-start text:name="__DdeLink__500_550537870"/>scidbtestharness --root-dir=testcases --test-id=docscript.&lt;blah&gt;<text:bookmark-end text:name="__DdeLink__504_550537870"/><text:bookmark-end text:name="__DdeLink__500_550537870"/></text:p>
      <text:p text:style-name="P27"><text:span text:style-name="T1">T</text:span><text:bookmark-start text:name="__DdeLink__491_5505378702"/><text:span text:style-name="T1">his command runs the queries again and compares them to the expected results in the test harness. You do this just as a verification / sanity check</text:span><text:bookmark-end text:name="__DdeLink__491_5505378702"/></text:p>
      <text:p text:style-name="P30"><text:bookmark-start text:name="__DdeLink__512_550537870"/>You can also run the entire doc test suite – you should do this before check-in:<text:bookmark-end text:name="__DdeLink__512_550537870"/></text:p>
      <text:p text:style-name="P28"><text:span text:style-name="T1">scidbtestharness </text:span><text:bookmark-start text:name="__DdeLink__502_550537870"/><text:span text:style-name="T1">--</text:span><text:bookmark-end text:name="__DdeLink__502_550537870"/><text:span text:style-name="T1">root-dir=testcases --suite-id=docscript</text:span></text:p>
      <text:list xml:id="list1916723341" text:continue-numbering="true" text:style-name="L1">
        <text:list-item>
          <text:list>
            <text:list-item>
              <text:p text:style-name="P41"><text:bookmark-end text:name="__DdeLink__494_550537870"/><text:bookmark-start text:name="__DdeLink__516_550537870"/>If you added new files (e.g.,xml, csv, or scidb ) you must add each of those files to the repository.</text:p>
            </text:list-item>
          </text:list>
        </text:list-item>
      </text:list>
      <text:p text:style-name="P22"><text:bookmark-start text:name="__DdeLink__509_550537870"/><text:bookmark-start text:name="__DdeLink__506_550537870"/><text:span text:style-name="T1">For example, when Joe documented the INSERT INTO statement and the insert() operator, he added three csv files to the examples directory.</text:span><text:bookmark-end text:name="__DdeLink__506_550537870"/><text:span text:style-name="T1"> To add those files to the repository, navigate to where the files reside, and enter the following command for each file:</text:span><text:bookmark-end text:name="__DdeLink__509_550537870"/></text:p>
      <text:p text:style-name="P27"><text:bookmark-start text:name="__DdeLink__526_550537870"/><text:span text:style-name="T1">svn add </text:span><text:span text:style-name="T4">file-name</text:span><text:bookmark-end text:name="__DdeLink__526_550537870"/></text:p>
      <text:p text:style-name="P26">This command merely marks the files for adding – you must run the svn commit command to actually add the new files to the repository.</text:p>
      <text:list xml:id="list46417227" text:continue-numbering="true" text:style-name="L1">
        <text:list-item>
          <text:list>
            <text:list-item>
              <text:p text:style-name="P41">If you added new _pre and _post files, you also need to add the corresponding test files. You can do this with the following commands:</text:p>
            </text:list-item>
          </text:list>
        </text:list-item>
      </text:list>
      <text:p text:style-name="P27"><text:bookmark-start text:name="__DdeLink__529_550537870"/><text:span text:style-name="T12">cd /writing/fixInsert/tests/harness<text:line-break/>svn add `find -name </text:span><text:bookmark-start text:name="__DdeLink__522_550537870"/><text:span text:style-name="T14">file-name</text:span><text:span text:style-name="T12">.test`</text:span><text:bookmark-end text:name="__DdeLink__522_550537870"/><text:span text:style-name="T12"><text:line-break/>svn add `find -name </text:span><text:span text:style-name="T14">file-name</text:span><text:span text:style-name="T12">.expected`</text:span><text:bookmark-end text:name="__DdeLink__529_550537870"/></text:p>
      <text:p text:style-name="P30"><text:bookmark-end text:name="__DdeLink__516_550537870"/>Using this command eliminates the need to find the actual sub-folder where these test files reside.</text:p>
      <text:list xml:id="list485053939" text:continue-numbering="true" text:style-name="L1">
        <text:list-item>
          <text:list>
            <text:list-item>
              <text:p text:style-name="P41">Once you have added all the files with the svn add command, you can commit your changes. Your changes will consist of the new files you added and the existing files you modified. Use this command:</text:p>
            </text:list-item>
          </text:list>
        </text:list-item>
      </text:list>
      <text:p text:style-name="P30">svn commit</text:p>
      <text:p text:style-name="P16"><text:bookmark-start text:name="__DdeLink__532_550537870"/><text:soft-page-break/>An edit buffer will appear. You must set your editor of choice, in your .bashrc file. To use the standard Ubuntu text editor, add the following line:<text:bookmark-end text:name="__DdeLink__532_550537870"/></text:p>
      <text:p text:style-name="P29">export SVN_EDITOR=gedit</text:p>
      <text:p text:style-name="P16">If you prefer, you could use vi or emacs instead.</text:p>
      <text:list xml:id="list1053425457" text:continue-numbering="true" text:style-name="L1">
        <text:list-item>
          <text:list>
            <text:list-item>
              <text:p text:style-name="P41">In the edit buffer, paste in the following text at the beginning of the buffer:</text:p>
            </text:list-item>
          </text:list>
        </text:list-item>
      </text:list>
      <text:p text:style-name="P31"><text:bookmark-start text:name="__DdeLink__603_1532076379"/><text:bookmark-start text:name="__DdeLink__597_627109425"/><text:bookmark-start text:name="__DdeLink__600_518780968"/><text:bookmark-start text:name="__DdeLink__644_1511509022"/><text:span text:style-name="T13">_ T</text:span><text:bookmark-start text:name="DDE_LINK61"/><text:span text:style-name="T13">icket: See </text:span><text:a xlink:type="simple" xlink:href="http://trac.scidb.org/ticket/1723"><text:span text:style-name="T13">#</text:span></text:a><text:a xlink:type="simple" xlink:href="http://trac.scidb.org/ticket/1723"><text:span text:style-name="T14">1723</text:span></text:a><text:span text:style-name="T14"> (use the actual bug number that this change affects)</text:span><text:span text:style-name="T13"><text:line-break/></text:span><text:bookmark-start text:name="__DdeLink__538_550537870"/><text:span text:style-name="T13">_</text:span><text:bookmark-end text:name="__DdeLink__538_550537870"/><text:span text:style-name="T13"> Fix description: </text:span><text:span text:style-name="T14">Description of changes...</text:span><text:span text:style-name="T13"><text:line-break/>_ New tests added to harness: NA </text:span><text:span text:style-name="T14">(or test-name if you added any)</text:span><text:span text:style-name="T13"><text:line-break/>_ Schema and storage format changes: NA<text:line-break/>_ Regression tests executed: built the userdoc pdf; eyeball verified<text:line-break/>_ User or admin-visible changes: none<text:line-break/>_ Reviewed by: </text:span><text:bookmark-end text:name="DDE_LINK61"/><text:span text:style-name="T13">NA </text:span><text:span text:style-name="T14">(Currently, doc changes don't need code review)</text:span><text:bookmark-end text:name="__DdeLink__603_1532076379"/><text:bookmark-end text:name="__DdeLink__597_627109425"/><text:bookmark-end text:name="__DdeLink__600_518780968"/><text:bookmark-end text:name="__DdeLink__644_1511509022"/></text:p>
      <text:p text:style-name="P16"><text:bookmark-start text:name="DDE_LINK9"/><text:bookmark-start text:name="DDE_LINK8"/><text:bookmark-start text:name="DDE_LINK7"/><text:bookmark-start text:name="DDE_LINK10"/><text:bookmark-start text:name="__DdeLink__535_550537870"/><text:bookmark-start text:name="DDE_LINK6"/>After you paste that stuff, edit it as appropriate, especially the fields <text:span text:style-name="T7">Ticket</text:span>, and <text:s/><text:span text:style-name="T7">Fix </text:span><text:span text:style-name="T7">description</text:span>. Note that the format is fussy. On each line, don't edit anything to the left of the colon.<text:bookmark-end text:name="DDE_LINK9"/><text:bookmark-end text:name="DDE_LINK8"/><text:bookmark-end text:name="DDE_LINK7"/><text:bookmark-end text:name="DDE_LINK10"/><text:bookmark-end text:name="__DdeLink__535_550537870"/><text:bookmark-end text:name="DDE_LINK6"/></text:p>
      <text:list xml:id="list757116692" text:continue-numbering="true" text:style-name="L1">
        <text:list-item>
          <text:list>
            <text:list-item>
              <text:p text:style-name="P41">Save and close the edit buffer.</text:p>
            </text:list-item>
            <text:list-item>
              <text:p text:style-name="P41">If appropriate, mark the ticket as fixed or in QA in trac.</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5:31:56</meta:creation-date>
    <meta:generator>LibreOffice/4.0.4.2$Linux_X86_64 LibreOffice_project/400m0$Build-2</meta:generator>
    <dc:date>2013-10-01T18:46:55</dc:date>
    <meta:editing-duration>P3DT6H53M50S</meta:editing-duration>
    <meta:editing-cycles>57</meta:editing-cycles>
    <meta:print-date>2012-10-10T12:25:46</meta:print-date>
    <dc:creator>Scott Marcus</dc:creator>
    <meta:document-statistic meta:table-count="0" meta:image-count="0" meta:object-count="0" meta:page-count="7" meta:paragraph-count="116" meta:word-count="2331" meta:character-count="14122" meta:non-whitespace-character-count="11918"/>
  </office:meta>
</office:document-meta>
</file>